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9999ff" fo:padding="0.097cm" fo:border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9999ff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9999ff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9999ff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9999ff" fo:padding="0.097cm" fo:border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9999ff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999ff" fo:padding="0.097cm" fo:border="0.05pt solid #000000">
        <style:background-image/>
      </style:table-cell-properties>
    </style:style>
    <style:style style:name="Table7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9999ff" fo:padding="0.097cm" fo:border="0.05pt solid #000000">
        <style:background-image/>
      </style:table-cell-properties>
    </style:style>
    <style:style style:name="Table8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#9999ff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9999ff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9999ff" fo:padding="0.097cm" fo:border="0.05pt solid #000000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background-color="#9999ff" fo:padding="0.097cm" fo:border="0.05pt solid #000000">
        <style:background-image/>
      </style:table-cell-properties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background-color="#9999ff" fo:padding="0.097cm" fo:border="0.05pt solid #000000">
        <style:background-image/>
      </style:table-cell-properties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9999ff" fo:padding="0.097cm" fo:border="0.05pt solid #000000">
        <style:background-image/>
      </style:table-cell-properties>
    </style:style>
    <style:style style:name="Table14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667cm" style:rel-column-width="21845*"/>
    </style:style>
    <style:style style:name="Table15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9999ff" fo:padding="0.097cm" fo:border="0.05pt solid #000000">
        <style:background-image/>
      </style:table-cell-properties>
    </style:style>
    <style:style style:name="Table15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9999ff" fo:padding="0.097cm" fo:border="0.05pt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9999ff" fo:padding="0.097cm" fo:border="0.05pt solid #000000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background-color="#9999ff" fo:padding="0.097cm" fo:border="0.05pt solid #000000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#9999ff" fo:padding="0.097cm" fo:border="0.05pt solid #000000">
        <style:background-image/>
      </style:table-cell-properties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#9999ff" fo:padding="0.097cm" fo:border="0.05pt solid #000000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background-color="#9999ff" fo:padding="0.097cm" fo:border="0.05pt solid #000000">
        <style:background-image/>
      </style:table-cell-properties>
    </style:style>
    <style:style style:name="P1" style:family="paragraph" style:parent-style-name="Text_20_body">
      <style:text-properties officeooo:rsid="0013656d" officeooo:paragraph-rsid="0013656d"/>
    </style:style>
    <style:style style:name="P2" style:family="paragraph" style:parent-style-name="Text_20_body">
      <style:text-properties officeooo:rsid="0013656d" officeooo:paragraph-rsid="001559cf"/>
    </style:style>
    <style:style style:name="P3" style:family="paragraph" style:parent-style-name="Text_20_body">
      <style:text-properties officeooo:paragraph-rsid="0013656d"/>
    </style:style>
    <style:style style:name="P4" style:family="paragraph" style:parent-style-name="Text_20_body">
      <style:text-properties officeooo:paragraph-rsid="001559cf"/>
    </style:style>
    <style:style style:name="P5" style:family="paragraph" style:parent-style-name="Text_20_body">
      <style:text-properties officeooo:rsid="00166436" officeooo:paragraph-rsid="00166436"/>
    </style:style>
    <style:style style:name="P6" style:family="paragraph" style:parent-style-name="Text_20_body">
      <style:text-properties officeooo:rsid="00166436" officeooo:paragraph-rsid="001da50c"/>
    </style:style>
    <style:style style:name="P7" style:family="paragraph" style:parent-style-name="Text_20_body">
      <style:text-properties officeooo:rsid="001822fd" officeooo:paragraph-rsid="001822fd"/>
    </style:style>
    <style:style style:name="P8" style:family="paragraph" style:parent-style-name="Text_20_body">
      <style:text-properties officeooo:rsid="0019ecf7" officeooo:paragraph-rsid="0019ecf7"/>
    </style:style>
    <style:style style:name="P9" style:family="paragraph" style:parent-style-name="Text_20_body">
      <style:text-properties officeooo:rsid="0019ecf7" officeooo:paragraph-rsid="00206bda"/>
    </style:style>
    <style:style style:name="P10" style:family="paragraph" style:parent-style-name="Text_20_body">
      <style:text-properties officeooo:rsid="001b51ad" officeooo:paragraph-rsid="001b51ad"/>
    </style:style>
    <style:style style:name="P11" style:family="paragraph" style:parent-style-name="Text_20_body">
      <style:text-properties officeooo:rsid="001bd0b8" officeooo:paragraph-rsid="001bd0b8"/>
    </style:style>
    <style:style style:name="P12" style:family="paragraph" style:parent-style-name="Text_20_body">
      <style:text-properties officeooo:rsid="001da50c" officeooo:paragraph-rsid="001da50c"/>
    </style:style>
    <style:style style:name="P13" style:family="paragraph" style:parent-style-name="Text_20_body">
      <style:text-properties officeooo:rsid="001da50c" officeooo:paragraph-rsid="001bd0b8"/>
    </style:style>
    <style:style style:name="P14" style:family="paragraph" style:parent-style-name="Text_20_body">
      <style:text-properties officeooo:rsid="001f159c" officeooo:paragraph-rsid="001f159c"/>
    </style:style>
    <style:style style:name="P15" style:family="paragraph" style:parent-style-name="Text_20_body">
      <style:text-properties officeooo:rsid="001ffe17" officeooo:paragraph-rsid="001ffe17"/>
    </style:style>
    <style:style style:name="P16" style:family="paragraph" style:parent-style-name="Text_20_body">
      <style:text-properties officeooo:rsid="00206bda" officeooo:paragraph-rsid="00206bda"/>
    </style:style>
    <style:style style:name="P17" style:family="paragraph" style:parent-style-name="Text_20_body">
      <style:text-properties officeooo:rsid="0022471e" officeooo:paragraph-rsid="0022471e"/>
    </style:style>
    <style:style style:name="P18" style:family="paragraph" style:parent-style-name="Text_20_body">
      <style:text-properties officeooo:rsid="0025a325" officeooo:paragraph-rsid="0025a325"/>
    </style:style>
    <style:style style:name="P19" style:family="paragraph" style:parent-style-name="Text_20_body">
      <style:text-properties officeooo:rsid="00276beb" officeooo:paragraph-rsid="00276beb"/>
    </style:style>
    <style:style style:name="P20" style:family="paragraph" style:parent-style-name="Text_20_body">
      <style:text-properties officeooo:rsid="00285307" officeooo:paragraph-rsid="00285307"/>
    </style:style>
    <style:style style:name="P21" style:family="paragraph" style:parent-style-name="Text_20_body">
      <style:text-properties officeooo:rsid="002927a0" officeooo:paragraph-rsid="002927a0"/>
    </style:style>
    <style:style style:name="P22" style:family="paragraph" style:parent-style-name="Text_20_body">
      <style:text-properties officeooo:rsid="002acc3b" officeooo:paragraph-rsid="002acc3b"/>
    </style:style>
    <style:style style:name="P23" style:family="paragraph" style:parent-style-name="Text_20_body">
      <style:text-properties officeooo:rsid="002e3634" officeooo:paragraph-rsid="002e3634"/>
    </style:style>
    <style:style style:name="P24" style:family="paragraph" style:parent-style-name="Text_20_body">
      <style:text-properties officeooo:rsid="003059ee" officeooo:paragraph-rsid="003059ee"/>
    </style:style>
    <style:style style:name="P25" style:family="paragraph" style:parent-style-name="Text_20_body">
      <style:text-properties fo:font-style="normal" officeooo:rsid="0013656d" officeooo:paragraph-rsid="0013656d" style:font-style-asian="normal" style:font-style-complex="normal"/>
    </style:style>
    <style:style style:name="P26" style:family="paragraph" style:parent-style-name="Text_20_body">
      <style:text-properties fo:font-style="normal" officeooo:rsid="001559cf" officeooo:paragraph-rsid="001559cf" style:font-style-asian="normal" style:font-style-complex="normal"/>
    </style:style>
    <style:style style:name="P27" style:family="paragraph" style:parent-style-name="Text_20_body">
      <style:text-properties fo:font-style="normal" officeooo:rsid="001822fd" officeooo:paragraph-rsid="001822fd" style:font-style-asian="normal" style:font-style-complex="normal"/>
    </style:style>
    <style:style style:name="P28" style:family="paragraph" style:parent-style-name="Text_20_body">
      <style:text-properties fo:font-style="normal" officeooo:rsid="001b51ad" officeooo:paragraph-rsid="001b51ad" style:font-style-asian="normal" style:font-style-complex="normal"/>
    </style:style>
    <style:style style:name="P29" style:family="paragraph" style:parent-style-name="Text_20_body">
      <style:text-properties fo:font-style="normal" officeooo:rsid="001bd0b8" officeooo:paragraph-rsid="001b51ad" style:font-style-asian="normal" style:font-style-complex="normal"/>
    </style:style>
    <style:style style:name="P30" style:family="paragraph" style:parent-style-name="Text_20_body">
      <style:text-properties fo:font-style="normal" officeooo:rsid="00276beb" officeooo:paragraph-rsid="00276beb" style:font-style-asian="normal" style:font-style-complex="normal"/>
    </style:style>
    <style:style style:name="P31" style:family="paragraph" style:parent-style-name="Text_20_body">
      <style:text-properties fo:font-style="normal" officeooo:rsid="00285307" officeooo:paragraph-rsid="00276beb" style:font-style-asian="normal" style:font-style-complex="normal"/>
    </style:style>
    <style:style style:name="P32" style:family="paragraph" style:parent-style-name="Text_20_body">
      <style:text-properties fo:font-style="normal" officeooo:rsid="00285307" officeooo:paragraph-rsid="00285307" style:font-style-asian="normal" style:font-style-complex="normal"/>
    </style:style>
    <style:style style:name="P33" style:family="paragraph" style:parent-style-name="Text_20_body">
      <style:text-properties fo:font-style="normal" officeooo:rsid="002e3634" officeooo:paragraph-rsid="002e3634" style:font-style-asian="normal" style:font-style-complex="normal"/>
    </style:style>
    <style:style style:name="P34" style:family="paragraph" style:parent-style-name="Text_20_body">
      <style:text-properties fo:font-style="normal" officeooo:rsid="003059ee" officeooo:paragraph-rsid="003059ee" style:font-style-asian="normal" style:font-style-complex="normal"/>
    </style:style>
    <style:style style:name="P35" style:family="paragraph" style:parent-style-name="Text_20_body">
      <style:text-properties fo:font-style="normal" officeooo:rsid="0032e33a" officeooo:paragraph-rsid="0032e33a" style:font-style-asian="normal" style:font-style-complex="normal"/>
    </style:style>
    <style:style style:name="P36" style:family="paragraph" style:parent-style-name="Text_20_body">
      <style:text-properties fo:font-style="normal" officeooo:rsid="003428fd" officeooo:paragraph-rsid="003428fd" style:font-style-asian="normal" style:font-style-complex="normal"/>
    </style:style>
    <style:style style:name="P37" style:family="paragraph" style:parent-style-name="Text_20_body">
      <style:text-properties officeooo:rsid="0033761f" officeooo:paragraph-rsid="0033761f"/>
    </style:style>
    <style:style style:name="P38" style:family="paragraph" style:parent-style-name="Title">
      <style:text-properties officeooo:rsid="0013656d" officeooo:paragraph-rsid="0013656d"/>
    </style:style>
    <style:style style:name="P39" style:family="paragraph" style:parent-style-name="Table_20_Contents">
      <style:text-properties officeooo:rsid="0013656d" officeooo:paragraph-rsid="0013656d"/>
    </style:style>
    <style:style style:name="P40" style:family="paragraph" style:parent-style-name="Table_20_Contents">
      <style:text-properties officeooo:rsid="001559cf" officeooo:paragraph-rsid="001559cf"/>
    </style:style>
    <style:style style:name="P41" style:family="paragraph" style:parent-style-name="Table_20_Contents">
      <style:text-properties officeooo:rsid="00166436" officeooo:paragraph-rsid="00166436"/>
    </style:style>
    <style:style style:name="P42" style:family="paragraph" style:parent-style-name="Table_20_Contents">
      <style:text-properties officeooo:rsid="001822fd" officeooo:paragraph-rsid="001822fd"/>
    </style:style>
    <style:style style:name="P43" style:family="paragraph" style:parent-style-name="Table_20_Contents">
      <style:text-properties officeooo:rsid="0019ecf7" officeooo:paragraph-rsid="0019ecf7"/>
    </style:style>
    <style:style style:name="P44" style:family="paragraph" style:parent-style-name="Table_20_Contents">
      <style:text-properties officeooo:rsid="0019ecf7" officeooo:paragraph-rsid="00206bda"/>
    </style:style>
    <style:style style:name="P45" style:family="paragraph" style:parent-style-name="Table_20_Contents">
      <style:text-properties officeooo:rsid="001a0f42" officeooo:paragraph-rsid="001a0f42"/>
    </style:style>
    <style:style style:name="P46" style:family="paragraph" style:parent-style-name="Table_20_Contents">
      <style:text-properties fo:font-weight="bold" officeooo:rsid="001a0f42" officeooo:paragraph-rsid="001a0f42" style:font-weight-asian="bold" style:font-weight-complex="bold"/>
    </style:style>
    <style:style style:name="P47" style:family="paragraph" style:parent-style-name="Table_20_Contents">
      <style:text-properties fo:font-weight="bold" officeooo:rsid="001bd0b8" officeooo:paragraph-rsid="001bd0b8" style:font-weight-asian="bold" style:font-weight-complex="bold"/>
    </style:style>
    <style:style style:name="P48" style:family="paragraph" style:parent-style-name="Table_20_Contents">
      <style:text-properties fo:font-weight="bold" officeooo:rsid="00206bda" officeooo:paragraph-rsid="00206bda" style:font-weight-asian="bold" style:font-weight-complex="bold"/>
    </style:style>
    <style:style style:name="P49" style:family="paragraph" style:parent-style-name="Table_20_Contents">
      <style:text-properties fo:font-weight="bold" officeooo:rsid="0022471e" officeooo:paragraph-rsid="0022471e" style:font-weight-asian="bold" style:font-weight-complex="bold"/>
    </style:style>
    <style:style style:name="P50" style:family="paragraph" style:parent-style-name="Table_20_Contents">
      <style:text-properties officeooo:rsid="001bd0b8" officeooo:paragraph-rsid="001bd0b8"/>
    </style:style>
    <style:style style:name="P51" style:family="paragraph" style:parent-style-name="Table_20_Contents">
      <style:text-properties officeooo:rsid="001da50c" officeooo:paragraph-rsid="001da50c"/>
    </style:style>
    <style:style style:name="P52" style:family="paragraph" style:parent-style-name="Table_20_Contents">
      <style:text-properties officeooo:rsid="001ffe17" officeooo:paragraph-rsid="001ffe17"/>
    </style:style>
    <style:style style:name="P53" style:family="paragraph" style:parent-style-name="Table_20_Contents">
      <style:text-properties officeooo:rsid="00206bda" officeooo:paragraph-rsid="00206bda"/>
    </style:style>
    <style:style style:name="P54" style:family="paragraph" style:parent-style-name="Table_20_Contents">
      <style:text-properties officeooo:rsid="0022471e" officeooo:paragraph-rsid="0022471e"/>
    </style:style>
    <style:style style:name="P55" style:family="paragraph" style:parent-style-name="Table_20_Contents">
      <style:text-properties officeooo:rsid="00276beb" officeooo:paragraph-rsid="00276beb"/>
    </style:style>
    <style:style style:name="P56" style:family="paragraph" style:parent-style-name="Table_20_Contents">
      <style:text-properties officeooo:rsid="00285307" officeooo:paragraph-rsid="00285307"/>
    </style:style>
    <style:style style:name="P57" style:family="paragraph" style:parent-style-name="Table_20_Contents">
      <style:text-properties officeooo:rsid="002fa3e0" officeooo:paragraph-rsid="002fa3e0"/>
    </style:style>
    <style:style style:name="P58" style:family="paragraph" style:parent-style-name="Table_20_Contents">
      <style:text-properties officeooo:rsid="003059ee" officeooo:paragraph-rsid="003059ee"/>
    </style:style>
    <style:style style:name="P59" style:family="paragraph" style:parent-style-name="Heading_20_1">
      <style:text-properties officeooo:rsid="0013656d" officeooo:paragraph-rsid="0013656d"/>
    </style:style>
    <style:style style:name="P60" style:family="paragraph" style:parent-style-name="Heading_20_1" style:list-style-name="">
      <style:text-properties officeooo:rsid="0013656d" officeooo:paragraph-rsid="0013656d"/>
    </style:style>
    <style:style style:name="P61" style:family="paragraph" style:parent-style-name="Heading_20_1">
      <style:text-properties officeooo:rsid="001822fd" officeooo:paragraph-rsid="001822fd"/>
    </style:style>
    <style:style style:name="P62" style:family="paragraph" style:parent-style-name="Heading_20_1">
      <style:paragraph-properties fo:break-before="page"/>
      <style:text-properties officeooo:rsid="0013656d" officeooo:paragraph-rsid="0013656d"/>
    </style:style>
    <style:style style:name="P63" style:family="paragraph" style:parent-style-name="Heading_20_1">
      <style:paragraph-properties fo:break-before="page"/>
      <style:text-properties officeooo:rsid="001f159c" officeooo:paragraph-rsid="001f159c"/>
    </style:style>
    <style:style style:name="P64" style:family="paragraph" style:parent-style-name="Heading_20_3">
      <style:text-properties officeooo:rsid="0022471e" officeooo:paragraph-rsid="0022471e"/>
    </style:style>
    <style:style style:name="P65" style:family="paragraph" style:parent-style-name="Heading_20_3" style:list-style-name="">
      <style:text-properties officeooo:rsid="00285307" officeooo:paragraph-rsid="00285307"/>
    </style:style>
    <style:style style:name="P66" style:family="paragraph" style:parent-style-name="Heading_20_3">
      <style:text-properties officeooo:rsid="002e3634" officeooo:paragraph-rsid="002e3634"/>
    </style:style>
    <style:style style:name="P67" style:family="paragraph" style:parent-style-name="Heading_20_3">
      <style:paragraph-properties fo:break-before="page"/>
      <style:text-properties officeooo:rsid="00285307" officeooo:paragraph-rsid="00285307"/>
    </style:style>
    <style:style style:name="T1" style:family="text">
      <style:text-properties officeooo:rsid="00136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656d" style:font-style-asian="italic" style:font-style-complex="italic"/>
    </style:style>
    <style:style style:name="T4" style:family="text">
      <style:text-properties fo:font-style="italic" officeooo:rsid="001559c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656d" style:font-style-asian="normal" style:font-style-complex="normal"/>
    </style:style>
    <style:style style:name="T7" style:family="text">
      <style:text-properties fo:font-style="normal" officeooo:rsid="001559cf" style:font-style-asian="normal" style:font-style-complex="normal"/>
    </style:style>
    <style:style style:name="T8" style:family="text">
      <style:text-properties fo:font-style="normal" officeooo:rsid="001bd0b8" style:font-style-asian="normal" style:font-style-complex="normal"/>
    </style:style>
    <style:style style:name="T9" style:family="text">
      <style:text-properties fo:font-style="normal" officeooo:rsid="00285307" style:font-style-asian="normal" style:font-style-complex="normal"/>
    </style:style>
    <style:style style:name="T10" style:family="text">
      <style:text-properties officeooo:rsid="001a0f42"/>
    </style:style>
    <style:style style:name="T11" style:family="text">
      <style:text-properties officeooo:rsid="001ef664"/>
    </style:style>
    <style:style style:name="T12" style:family="text">
      <style:text-properties officeooo:rsid="001ffe17"/>
    </style:style>
    <style:style style:name="T13" style:family="text">
      <style:text-properties officeooo:rsid="00206bda"/>
    </style:style>
    <style:style style:name="T14" style:family="text">
      <style:text-properties officeooo:rsid="00258d3d"/>
    </style:style>
    <style:style style:name="T15" style:family="text">
      <style:text-properties officeooo:rsid="002acc3b"/>
    </style:style>
    <style:style style:name="T16" style:family="text">
      <style:text-properties officeooo:rsid="002c8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n introduction to the Django web framework</text:p>
      <text:p text:style-name="P1"/>
      <text:p text:style-name="P1"/>
      <text:h text:style-name="P59" text:outline-level="1">Introduction:</text:h>
      <text:p text:style-name="P3"><text:span text:style-name="T1">The Django web framework is an application that is built using the Python programming language. <text:s/>It is designed to allow web developers to quickly create web applications using a standard Model View Controller design. <text:s/>Django was introduced in 2005 and version 1.0 was released in 2008. <text:s/>The current stable version of Django is version 1.8 which was released in December of 2015. <text:s/>Django has a tremendous amount of documentation associated with it. <text:s/>All of this documentation can be found on their we site </text:span><text:a xlink:type="simple" xlink:href="https://docs.djangoproject.com/en/1.8/"><text:span text:style-name="T1">here</text:span></text:a><text:span text:style-name="T1">. Django currently supports Python releases 2.7 and 3.x up to version 3.5. </text:span></text:p>
      <text:p text:style-name="P3"/>
      <text:h text:style-name="P60" text:outline-level="1"/>
      <text:h text:style-name="P62" text:outline-level="1">Installing Django:</text:h>
      <text:p text:style-name="P1">In order to install Django you must meet some prerequisites. <text:s/>You must have the Python programming language installed on your system. <text:s/>In order to test whether or not Python is installed, simply type <text:span text:style-name="T2">python</text:span><text:span text:style-name="T5"> at the prompt. <text:s/>You should then see this appear (The version listed is only for explanation purposes, the version you have may be different).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9">Python 3.4.3 (default, Oct 14 2015, 20:28:29) </text:p>
            <text:p text:style-name="P39">[GCC 4.8.4] on linux </text:p>
            <text:p text:style-name="P39">Type "help", "copyright", "credits" or "license" for more information. </text:p>
            <text:p text:style-name="P39">&gt;&gt;&gt; </text:p>
          </table:table-cell>
        </table:table-row>
      </table:table>
      <text:p text:style-name="P25"/>
      <text:p text:style-name="P1">This is the default python shell. <text:s/>If you see this output, then you know that you have Python installed correctly. <text:s/></text:p>
      <text:p text:style-name="P3"><text:span text:style-name="T1">For this course, we are assuming that we will use the default database </text:span><text:span text:style-name="T3">SQLLite</text:span><text:span text:style-name="T6">. <text:s/>If you wish to install another database, such as Oracle or Postgres, you will need to follow the instructions listed in the documentation </text:span><text:a xlink:type="simple" xlink:href="https://docs.djangoproject.com/en/1.8/topics/install/#database-installation"><text:span text:style-name="T6">here</text:span></text:a><text:span text:style-name="T6">.</text:span></text:p>
      <text:p text:style-name="P4"><text:span text:style-name="T6">Once these prerequisites are met, then we can install Django successfully. <text:s/>There are a number of ways to install Django, The recommended approach is to use an application called </text:span><text:span text:style-name="T3">pip.</text:span><text:span text:style-name="T6"> <text:s/>If you do not have pip installed, </text:span><text:span text:style-name="T7">you can do so by simply downloading the following program </text:span><text:a xlink:type="simple" xlink:href="https://bootstrap.pypa.io/get-pip.py"><text:span text:style-name="T4">get-pip.py</text:span></text:a></text:p>
      <text:p text:style-name="P26">Once you have downloaded get-pip.py you can run it by simply typing in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0">python get-pip.py</text:p>
          </table:table-cell>
        </table:table-row>
      </table:table>
      <text:p text:style-name="P2"/>
      <text:p text:style-name="P2"/>
      <text:p text:style-name="P2"/>
      <text:p text:style-name="P5">Once pip is installed you can now install Django by simply running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1">pip install Django</text:p>
          </table:table-cell>
        </table:table-row>
      </table:table>
      <text:p text:style-name="P5"/>
      <text:p text:style-name="P5">You can now test whether Django installed successfully by doing the following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python -c “import django; print (django.get_version())”</text:p>
          </table:table-cell>
        </table:table-row>
      </table:table>
      <text:p text:style-name="P5"/>
      <text:p text:style-name="P5">Successfully printing out the version number means that we can now move on to setting up Django on your system.</text:p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61" text:outline-level="1">Setting up Django</text:h>
      <text:p text:style-name="P7">To set up Django, begin by creating a directory where you will store your first project. <text:s/>In Django terminology a <text:span text:style-name="T2">project</text:span><text:span text:style-name="T5"> is a container that has an instance of the Django application, <text:s/>This Django instance includes such items as a database configuration and application and Django-specific settings. <text:s text:c="2"/>Once you have created this directory, navigate into it and run the following command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2">Django-admin startproject &lt;mysite&gt;</text:p>
          </table:table-cell>
        </table:table-row>
      </table:table>
      <text:p text:style-name="P27"/>
      <text:p text:style-name="P7">Where &lt;mysite&gt; is replaced by the actual name of the directory you have created. </text:p>
      <text:p text:style-name="P8">For example, if we run <text:s/>startproject command to create a project called <text:span text:style-name="T2">myproject</text:span><text:span text:style-name="T5">, it</text:span> creates a directory structure that looks like thi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myproject/</text:p>
            <text:p text:style-name="P43"><text:s text:c="4"/>manage.py</text:p>
            <text:p text:style-name="P43"><text:s text:c="4"/>myproject/</text:p>
            <text:p text:style-name="P43"><text:s text:c="8"/>__init__.py</text:p>
            <text:p text:style-name="P43"><text:s text:c="8"/>settings.py</text:p>
            <text:p text:style-name="P43"><text:s text:c="8"/>urls.py</text:p>
            <text:p text:style-name="P43"><text:s text:c="8"/>wsgi.py</text:p>
          </table:table-cell>
        </table:table-row>
      </table:table>
      <text:p text:style-name="P8"/>
      <text:p text:style-name="P8">Let's examine each file in this structure. 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">File name</text:p>
          </table:table-cell>
          <table:table-cell table:style-name="Table7.B1" office:value-type="string">
            <text:p text:style-name="P46">Description</text:p>
          </table:table-cell>
        </table:table-row>
        <table:table-row>
          <table:table-cell table:style-name="Table7.A2" office:value-type="string">
            <text:p text:style-name="P45">mysite</text:p>
          </table:table-cell>
          <table:table-cell table:style-name="Table7.B2" office:value-type="string">
            <text:p text:style-name="P45">The name for the outer container. <text:s/></text:p>
          </table:table-cell>
        </table:table-row>
        <table:table-row>
          <table:table-cell table:style-name="Table7.A2" office:value-type="string">
            <text:p text:style-name="P45">manage.py</text:p>
          </table:table-cell>
          <table:table-cell table:style-name="Table7.B2" office:value-type="string">
            <text:p text:style-name="P45">A command line utility program that allows you to control the django project. <text:s/>It can be used to start up a development web server to display and test your web application.</text:p>
          </table:table-cell>
        </table:table-row>
        <table:table-row>
          <table:table-cell table:style-name="Table7.A2" office:value-type="string">
            <text:p text:style-name="P45">mysite</text:p>
          </table:table-cell>
          <table:table-cell table:style-name="Table7.B2" office:value-type="string">
            <text:p text:style-name="P45">The inner container name. <text:s/>This is the package name for your application. <text:s/>It will be needed if you want to import any files inside it. </text:p>
          </table:table-cell>
        </table:table-row>
        <table:table-row>
          <table:table-cell table:style-name="Table7.A2" office:value-type="string">
            <text:p text:style-name="Table_20_Contents"><text:span text:style-name="T10">mysite/</text:span>__<text:span text:style-name="T10">init__.py</text:span></text:p>
          </table:table-cell>
          <table:table-cell table:style-name="Table7.B2" office:value-type="string">
            <text:p text:style-name="P45">This file is empty, however, it tells Python that this directory should be considered as a Python package. </text:p>
          </table:table-cell>
        </table:table-row>
        <table:table-row>
          <table:table-cell table:style-name="Table7.A2" office:value-type="string">
            <text:p text:style-name="P45">mysite/settings.py</text:p>
          </table:table-cell>
          <table:table-cell table:style-name="Table7.B2" office:value-type="string">
            <text:p text:style-name="P45">This file contains the Django settings for your application. </text:p>
          </table:table-cell>
        </table:table-row>
        <table:table-row>
          <table:table-cell table:style-name="Table7.A2" office:value-type="string">
            <text:p text:style-name="P45">mysite/urls.py</text:p>
          </table:table-cell>
          <table:table-cell table:style-name="Table7.B2" office:value-type="string">
            <text:p text:style-name="P45">This file contains all of the valid URL's for your project. </text:p>
          </table:table-cell>
        </table:table-row>
        <table:table-row>
          <table:table-cell table:style-name="Table7.A2" office:value-type="string">
            <text:p text:style-name="P45">mysite/wsgi.py</text:p>
          </table:table-cell>
          <table:table-cell table:style-name="Table7.B2" office:value-type="string">
            <text:p text:style-name="P45">This file is used to integrate your Django application with a production web server such as Apache or Nginx. </text:p>
          </table:table-cell>
        </table:table-row>
      </table:table>
      <text:p text:style-name="P8"/>
      <text:p text:style-name="P10">Once we've created our django application directory structure, we need to initialize a database. <text:s/>For the purposes of this course, we will use <text:span text:style-name="T2">SQLite. </text:span><text:span text:style-name="T5"><text:s/>Note that there are many databases that are supported by Django, including Oracle, MySQL, Postgresql, DB2, and many others. </text:span></text:p>
      <text:p text:style-name="P28"><text:soft-page-break/></text:p>
      <text:p text:style-name="P10">Since Django uses SQLite by default, we will not need to add any data to the settings.py file. <text:s/>Additionally, you should make sure to set your time zone correctly by modifying the <text:span text:style-name="T5">TIMEZONE parameter. <text:s/></text:span><text:span text:style-name="T8">In the settings file, there's a list called INSTALLED_APPS which contains the default lists of applications ready for use. <text:s/>Here's the default list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Application Name</text:p>
          </table:table-cell>
          <table:table-cell table:style-name="Table8.B1" office:value-type="string">
            <text:p text:style-name="P47">Application Description</text:p>
          </table:table-cell>
        </table:table-row>
        <table:table-row>
          <table:table-cell table:style-name="Table8.A2" office:value-type="string">
            <text:p text:style-name="P50">django.contrib.admin</text:p>
          </table:table-cell>
          <table:table-cell table:style-name="Table8.B2" office:value-type="string">
            <text:p text:style-name="P50">This application handles the administration portion of the web site.</text:p>
          </table:table-cell>
        </table:table-row>
        <table:table-row>
          <table:table-cell table:style-name="Table8.A2" office:value-type="string">
            <text:p text:style-name="P50">django.contrib.auth</text:p>
          </table:table-cell>
          <table:table-cell table:style-name="Table8.B2" office:value-type="string">
            <text:p text:style-name="P50">An authentication system to allow users to log in </text:p>
          </table:table-cell>
        </table:table-row>
        <table:table-row>
          <table:table-cell table:style-name="Table8.A2" office:value-type="string">
            <text:p text:style-name="P50">django.contrib.contenttypes</text:p>
          </table:table-cell>
          <table:table-cell table:style-name="Table8.B2" office:value-type="string">
            <text:p text:style-name="P50">A framework for handling different content types</text:p>
          </table:table-cell>
        </table:table-row>
        <table:table-row>
          <table:table-cell table:style-name="Table8.A2" office:value-type="string">
            <text:p text:style-name="P50">django.contrib.sessions</text:p>
          </table:table-cell>
          <table:table-cell table:style-name="Table8.B2" office:value-type="string">
            <text:p text:style-name="P50">A framework for handling session data.</text:p>
          </table:table-cell>
        </table:table-row>
        <table:table-row>
          <table:table-cell table:style-name="Table8.A2" office:value-type="string">
            <text:p text:style-name="P50">django.contrib.messages</text:p>
          </table:table-cell>
          <table:table-cell table:style-name="Table8.B2" office:value-type="string">
            <text:p text:style-name="P50">A messaging framework</text:p>
          </table:table-cell>
        </table:table-row>
        <table:table-row>
          <table:table-cell table:style-name="Table8.A2" office:value-type="string">
            <text:p text:style-name="P50">django.contrib.static</text:p>
          </table:table-cell>
          <table:table-cell table:style-name="Table8.B2" office:value-type="string">
            <text:p text:style-name="P50">A framework for handling static files.</text:p>
          </table:table-cell>
        </table:table-row>
      </table:table>
      <text:p text:style-name="P29"/>
      <text:p text:style-name="P11"><text:span text:style-name="T5">All of functionality of these applications are immediately available for use by the web developer on setup. <text:s/>Some of these applications, however, require a database to be setup. <text:s/>Therefore, we can do this directly by running manage.py with another option, </text:span><text:span text:style-name="T2">migrate </text:span><text:span text:style-name="T5">like so. 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0">python manage.py migrate</text:p>
          </table:table-cell>
        </table:table-row>
      </table:table>
      <text:p text:style-name="P13"/>
      <text:p text:style-name="P12">The migrate program iterates through the INSTALLED_APPS list and creates all necessary database tables for each application using the installed database. <text:s/></text:p>
      <text:p text:style-name="P12">We're now ready to run our server! <text:s/>To do this, run the following command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1">python manage.py runserver</text:p>
          </table:table-cell>
        </table:table-row>
      </table:table>
      <text:p text:style-name="P6"/>
      <text:p text:style-name="P12">Assuming that no errors are found, we'll get a message like this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1">Performing system checks... </text:p>
            <text:p text:style-name="P51"/>
            <text:p text:style-name="P51">System check identified no issues (0 silenced). </text:p>
            <text:p text:style-name="P51">November 22, 2016 - 06:20:41 </text:p>
            <text:p text:style-name="P51">Django version 1.10.3, using settings 'Project1.settings' </text:p>
            <text:p text:style-name="P51">Starting development server at http://127.0.0.1:8000/ </text:p>
            <text:p text:style-name="P51">Quit the server with CONTROL-C. </text:p>
          </table:table-cell>
        </table:table-row>
      </table:table>
      <text:p text:style-name="P12"/>
      <text:p text:style-name="P12">We can now navigate our browser to 'localhost:8000' and we should see the default <text:span text:style-name="T11">start </text:span>page. </text:p>
      <text:p text:style-name="P12"/>
      <text:p text:style-name="P12"/>
      <text:h text:style-name="P63" text:outline-level="1">Creating web apps with Django</text:h>
      <text:p text:style-name="P14">We're now ready to start creating our web applications. <text:s/><text:span text:style-name="T12">Note again, the web server we use to develop the applications, the Django development server, should not be the production web server. <text:s/>For production, use an enterprise grade system such as Apache, Lighthttpd or Nginx. <text:s/></text:span></text:p>
      <text:p text:style-name="P15">Also, the “Welcome to Django” web page only exists as long as you haven't defined any other URL's in your urls.py file. <text:s/>Also, you must have DEBUG = True in your settings.py file for this page to display. <text:s/></text:p>
      <text:p text:style-name="P15">One advantage of the runserver is that when you change some code, you don't need to stop and restart the server. <text:s/>When a change is made, the development server will automatically reflect the change. </text:p>
      <text:p text:style-name="P15">To create a new application, we again run the manage.py file. 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2">python manage.py startapp &lt;yourappname&gt;</text:p>
          </table:table-cell>
        </table:table-row>
      </table:table>
      <text:p text:style-name="P15"/>
      <text:p text:style-name="P16">As it did earlier, manage.py creates a directory structure for your application. <text:s/>Let's assume we've called our application <text:span text:style-name="T2">myapp</text:span><text:span text:style-name="T5">. <text:s/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4">myproject/</text:p>
            <text:p text:style-name="P44"><text:s text:c="4"/>myproject/</text:p>
            <text:p text:style-name="P44"><text:s text:c="4"/><text:span text:style-name="T13">myapp/</text:span></text:p>
            <text:p text:style-name="P44"><text:s text:c="8"/>__<text:span text:style-name="T13">init__.py</text:span></text:p>
            <text:p text:style-name="P44"><text:s text:c="8"/><text:span text:style-name="T13">admin.py</text:span></text:p>
            <text:p text:style-name="P44"><text:s text:c="9"/><text:span text:style-name="T13">migrations/</text:span></text:p>
            <text:p text:style-name="P44"><text:s text:c="13"/>__<text:span text:style-name="T13">init__.py</text:span></text:p>
            <text:p text:style-name="P44"><text:s text:c="9"/><text:span text:style-name="T13">models.py</text:span></text:p>
            <text:p text:style-name="P44"><text:s text:c="9"/><text:span text:style-name="T13">tests.py</text:span></text:p>
            <text:p text:style-name="P44"><text:s text:c="9"/><text:span text:style-name="T13">views.py</text:span></text:p>
          </table:table-cell>
        </table:table-row>
      </table:table>
      <text:p text:style-name="P16"/>
      <text:p text:style-name="P9">Let's examine each file in th<text:span text:style-name="T13">e myapp directory structure. 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8">File Name</text:p>
          </table:table-cell>
          <table:table-cell table:style-name="Table14.B1" office:value-type="string">
            <text:p text:style-name="P48">File Description</text:p>
          </table:table-cell>
        </table:table-row>
        <table:table-row>
          <table:table-cell table:style-name="Table14.A2" office:value-type="string">
            <text:p text:style-name="P53">__init__.py</text:p>
          </table:table-cell>
          <table:table-cell table:style-name="Table14.B2" office:value-type="string">
            <text:p text:style-name="P53">Tells python that the directory should be considered as a package. </text:p>
          </table:table-cell>
        </table:table-row>
        <table:table-row>
          <table:table-cell table:style-name="Table14.A2" office:value-type="string">
            <text:p text:style-name="P53">admin.py</text:p>
          </table:table-cell>
          <table:table-cell table:style-name="Table14.B2" office:value-type="string">
            <text:p text:style-name="P53">File that allows you to create administrative functions in your application.</text:p>
          </table:table-cell>
        </table:table-row>
        <table:table-row>
          <table:table-cell table:style-name="Table14.A2" office:value-type="string">
            <text:p text:style-name="P53">migrations</text:p>
          </table:table-cell>
          <table:table-cell table:style-name="Table14.B2" office:value-type="string">
            <text:p text:style-name="P53"><text:span text:style-name="T14">The</text:span> <text:s/><text:span text:style-name="T14">directory that contains the code used to change the database schemas. </text:span></text:p>
          </table:table-cell>
        </table:table-row>
        <table:table-row>
          <table:table-cell table:style-name="Table14.A2" office:value-type="string">
            <text:p text:style-name="P53">models.py</text:p>
          </table:table-cell>
          <table:table-cell table:style-name="Table14.B2" office:value-type="string">
            <text:p text:style-name="P53">The file that allows you to create your own models (i.e. business logic) for your application.</text:p>
          </table:table-cell>
        </table:table-row>
        <table:table-row>
          <table:table-cell table:style-name="Table14.A2" office:value-type="string">
            <text:p text:style-name="P53">tests.py</text:p>
          </table:table-cell>
          <table:table-cell table:style-name="Table14.B2" office:value-type="string">
            <text:p text:style-name="P53">The file that allows you to write unit tests for yoru application.</text:p>
          </table:table-cell>
        </table:table-row>
        <table:table-row>
          <table:table-cell table:style-name="Table14.A2" office:value-type="string">
            <text:p text:style-name="P53">views.py</text:p>
          </table:table-cell>
          <table:table-cell table:style-name="Table14.B2" office:value-type="string">
            <text:p text:style-name="P53">The file that allows you to create your own views for your application</text:p>
          </table:table-cell>
        </table:table-row>
      </table:table>
      <text:p text:style-name="P9"/>
      <text:p text:style-name="P21">Finally, we need to add the application into the INSTALLED_APPS list in the settings.py</text:p>
      <text:p text:style-name="P21"><text:soft-page-break/></text:p>
      <text:h text:style-name="P64" text:outline-level="3">Django MVC terminology.</text:h>
      <text:p text:style-name="P17">Django is designed around the MVC (Model View Controller) software architecture pattern, however, the nomenclature that Django uses is somewhat different. <text:s/>The following table explains the differences. 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9">MVC term</text:p>
          </table:table-cell>
          <table:table-cell table:style-name="Table15.A1" office:value-type="string">
            <text:p text:style-name="P49">Django Term</text:p>
          </table:table-cell>
          <table:table-cell table:style-name="Table15.C1" office:value-type="string">
            <text:p text:style-name="P49">Description</text:p>
          </table:table-cell>
        </table:table-row>
        <table:table-row>
          <table:table-cell table:style-name="Table15.A2" office:value-type="string">
            <text:p text:style-name="P54">View</text:p>
          </table:table-cell>
          <table:table-cell table:style-name="Table15.A2" office:value-type="string">
            <text:p text:style-name="P54">Template</text:p>
          </table:table-cell>
          <table:table-cell table:style-name="Table15.C2" office:value-type="string">
            <text:p text:style-name="P54">The file containing the HTML (and the Django template language) used to render pages to the user.</text:p>
          </table:table-cell>
        </table:table-row>
        <table:table-row>
          <table:table-cell table:style-name="Table15.A2" office:value-type="string">
            <text:p text:style-name="P54">Controller</text:p>
          </table:table-cell>
          <table:table-cell table:style-name="Table15.A2" office:value-type="string">
            <text:p text:style-name="P54">View</text:p>
          </table:table-cell>
          <table:table-cell table:style-name="Table15.C2" office:value-type="string">
            <text:p text:style-name="P54">The file containing the logic to intercept input from the customer and perform validation (as required).</text:p>
          </table:table-cell>
        </table:table-row>
        <table:table-row>
          <table:table-cell table:style-name="Table15.A2" office:value-type="string">
            <text:p text:style-name="P54">Model</text:p>
          </table:table-cell>
          <table:table-cell table:style-name="Table15.A2" office:value-type="string">
            <text:p text:style-name="P54">Model</text:p>
          </table:table-cell>
          <table:table-cell table:style-name="Table15.C2" office:value-type="string">
            <text:p text:style-name="P54">The file containing the business logic to run as requested by the customer.</text:p>
          </table:table-cell>
        </table:table-row>
      </table:table>
      <text:p text:style-name="P17"/>
      <text:h text:style-name="P65" text:outline-level="3"/>
      <text:h text:style-name="P67" text:outline-level="3">Creating our first view.</text:h>
      <text:p text:style-name="P18">Now that we have our basic skeleton, let's start by adding our first URL, which we'll call <text:span text:style-name="T2">hello</text:span><text:span text:style-name="T5">. <text:s/>The end goal is that when we type localhost:8000/hello, the application will return an HTML page which will display the string 'Hello World' in the browser. <text:s/>We'll first edit the views.py file and add the following lines of code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5">def hello1(request): </text:p>
            <text:p text:style-name="P55"><text:s text:c="4"/>text ='''&lt;h1&gt;Hello World&lt;/h1&gt;''' </text:p>
            <text:p text:style-name="P55"><text:s text:c="4"/>return HttpResponse(text) </text:p>
          </table:table-cell>
        </table:table-row>
      </table:table>
      <text:p text:style-name="P18"/>
      <text:p text:style-name="P30">Once we've done that, we need to edit the urls.py file in the myproject directory to add that urls. <text:s/>First we need to import the application as a module in to the urls.py file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5">import myapp</text:p>
          </table:table-cell>
        </table:table-row>
      </table:table>
      <text:p text:style-name="P30"/>
      <text:p text:style-name="P19"><text:span text:style-name="T5">.Remember, because we added an __init__.py file, Python now treats myapp as an importable module. <text:s/></text:span><text:span text:style-name="T9">Next, we add the hello url to the url patterns list. 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6"><text:span text:style-name="T15">u</text:span>rlpatterns = [</text:p>
            <text:p text:style-name="P56"><text:s text:c="23"/>(r'^admin/',admin.site.urls,</text:p>
            <text:p text:style-name="P56"><text:s text:c="23"/>(r'^hello/',myapp.views.hello, name = 'hello')</text:p>
            <text:p text:style-name="P56">] <text:s text:c="10"/></text:p>
          </table:table-cell>
        </table:table-row>
      </table:table>
      <text:p text:style-name="P31"/>
      <text:p text:style-name="P32">The parameters here are a tuple with the following meaning:</text:p>
      <text:p text:style-name="P20"><text:span text:style-name="T5">The first parameter is a </text:span><text:span text:style-name="T2">raw</text:span><text:span text:style-name="T5"> string containing a regular expression which will match the URL supplied. <text:s/>Note that a raw string in Python is one where no special characters are interpolated. <text:s/>This is because regular expressions can have a number of characters which could be mistaken as special characters to Python. <text:s/>A raw string tells Python not to interpret any of those characters. </text:span></text:p>
      <text:p text:style-name="P32">The second parameter is the link to the defined function in views.py that will run when that URL is submitted by the browser. <text:s/></text:p>
      <text:p text:style-name="P32">The third parameter is to allow the concept of a Reverse URL, where the string containing the name is supplied and it is turned into a properly formatted URL. <text:s/></text:p>
      <text:p text:style-name="P22">Now, when we type in localhost:8000/hello, <text:span text:style-name="T16">Django will reference the urlpatterns list for that particular url, if it finds it, it automatically calls the view detailed in the second element of the tuple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P66" text:outline-level="3">Templates</text:h>
      <text:p text:style-name="P23">If we look at hello function we defined in the views.py file, we note that we are directly sending HTML data as the return value. <text:s/>This violates the MVC design pattern separating the business logic from the presentation. <text:s/>Django uses the concept of <text:span text:style-name="T2">template </text:span><text:span text:style-name="T5">files in which the HTML is stored. <text:s/>Additionally, Django has a template programming language which allows us to embed programmatic code directly inside the HTML template. <text:s/>Don't confuse this with something like JavaScript, which is usually used on the client browser. <text:s/>In this case, all of the work is done on the server side before it is sent to the browser. <text:s/></text:span></text:p>
      <text:p text:style-name="P33">Let's re-write our hello function to now use a template rather than creating the HTML directly. </text:p>
      <text:p text:style-name="P33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7">def hello(request): </text:p>
            <text:p text:style-name="P57"><text:s text:c="4"/>return render(request,"hello.html") </text:p>
          </table:table-cell>
        </table:table-row>
      </table:table>
      <text:p text:style-name="P33"/>
      <text:p text:style-name="P24">Let's examine the difference. <text:s/>Here we use the render method imported from the django.shortcuts module. <text:s/>We pass it the client's request object and the name of a template file, in this case <text:span text:style-name="T2">hello.html</text:span><text:span text:style-name="T5">. <text:s/>The render method will then parse the template file, fill in any data passed to it, and then render the HTML page out to the client. <text:s/></text:span></text:p>
      <text:p text:style-name="P34">Here's the hello.html file. 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8">{% extends "base_generic.html" %} </text:p>
            <text:p text:style-name="P58">{% block title %}{{ section.title }} {% endblock %} </text:p>
            <text:p text:style-name="P58"/>
            <text:p text:style-name="P58">{% block content %} </text:p>
            <text:p text:style-name="P58">&lt;h1&gt;{{ section.title }} </text:p>
            <text:p text:style-name="P58"/>
            <text:p text:style-name="P58">Hello World </text:p>
            <text:p text:style-name="P58">&lt;/h1&gt; </text:p>
            <text:p text:style-name="P58"/>
            <text:p text:style-name="P58">{% endblock %} </text:p>
          </table:table-cell>
        </table:table-row>
      </table:table>
      <text:p text:style-name="P24"><text:s/></text:p>
      <text:p text:style-name="P24">This certainly doesn't look much like HTML! Let's analyze this file in detail. </text:p>
      <text:p text:style-name="P24">The {% ... %} symbols signify a Django template statement. <text:s/>The first one we encounter is: <text:s text:c="9"/>“{% extends "base_generic.html" %} ”. <text:s/>The extends command is a powerful tool to allow us to use OO inheritance techniques to inherit from another HTML page, in this case, a page called <text:span text:style-name="T2">base_generic.html</text:span><text:span text:style-name="T5">. <text:s text:c="2"/></text:span></text:p>
      <text:p text:style-name="P34">The {% block ... %} statement closely models the concept of attributes in a class. <text:s/>For example, the statement {% block title %}{{ section.title }} {% endblock %} replaces the base class's title tag with whatever the value of {{section.title}} contains. <text:s/></text:p>
      <text:p text:style-name="P34">The {{ variable }} statement contains a value pointed to by the variable name. <text:s/>Therefore, in the previous line the title element in the base html file will be overriden by the value of the variable section.title. <text:s/>Note that section.title refers to the title element. <text:s/></text:p>
      <text:p text:style-name="P34"/>
      <text:p text:style-name="P35"><text:soft-page-break/>Let's now see what the parent html document, <text:span text:style-name="T2">base_generic.html</text:span> looks like. </text:p>
      <text:p text:style-name="P3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&lt;html&gt; </text:p>
            <text:p text:style-name="P37"><text:s text:c="4"/>&lt;head&gt; </text:p>
            <text:p text:style-name="P37"><text:s text:c="8"/>&lt;title&gt;{% block head_title %}Welcome to my title{% endblock %}&lt;/title&gt; </text:p>
            <text:p text:style-name="P37"><text:s text:c="3"/>&lt;/head&gt; </text:p>
            <text:p text:style-name="P37"><text:s text:c="4"/>&lt;body&gt; </text:p>
            <text:p text:style-name="P37"><text:s text:c="8"/>&lt;h1&gt;{% block title %}Welcome to my block{% endblock %}&lt;/h1&gt; </text:p>
            <text:p text:style-name="P37"><text:s text:c="8"/>{% block content %} </text:p>
            <text:p text:style-name="P37"><text:s text:c="9"/>Welcome to my content</text:p>
            <text:p text:style-name="P37"><text:s text:c="8"/>{% endblock %} </text:p>
            <text:p text:style-name="P37"><text:s text:c="4"/>&lt;/body&gt; </text:p>
            <text:p text:style-name="P37">&lt;/html&gt; </text:p>
          </table:table-cell>
        </table:table-row>
      </table:table>
      <text:p text:style-name="P35"/>
      <text:p text:style-name="P36">This is the base template that we extend in our hello.html template. <text:s/>Note that we define a number of blocks, including the title header, which we call <text:span text:style-name="T2">title_header</text:span>, a <text:s/>body title which we call <text:span text:style-name="T2">title</text:span>, and a content block which we simply call <text:span text:style-name="T2">content. <text:s/></text:span>These blocks can be overriden in the child template as required. In addition to creating customized views, Django also provides a number of standard views, called <text:span text:style-name="T2">generic </text:span>views. <text:s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9:22:59.053483776</meta:creation-date>
    <dc:date>2016-11-24T10:23:23.041519584</dc:date>
    <meta:editing-duration>PT6H42M48S</meta:editing-duration>
    <meta:editing-cycles>16</meta:editing-cycles>
    <meta:generator>LibreOffice/4.2.8.2$Linux_X86_64 LibreOffice_project/420m0$Build-2</meta:generator>
    <meta:document-statistic meta:table-count="21" meta:image-count="0" meta:object-count="0" meta:page-count="9" meta:paragraph-count="173" meta:word-count="2038" meta:character-count="13032" meta:non-whitespace-character-count="10772"/>
  </office:meta>
</office:document-meta>
</file>